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100000039B665833DBB529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0a31" officeooo:paragraph-rsid="00130a31"/>
    </style:style>
    <style:style style:name="P2" style:family="paragraph" style:parent-style-name="Standard">
      <style:text-properties fo:font-weight="bold" officeooo:rsid="00145005" officeooo:paragraph-rsid="00145005" style:font-weight-asian="bold" style:font-weight-complex="bold"/>
    </style:style>
    <style:style style:name="P3" style:family="paragraph" style:parent-style-name="Standard">
      <style:text-properties officeooo:rsid="014143d5" officeooo:paragraph-rsid="0240cf24"/>
    </style:style>
    <style:style style:name="P4" style:family="paragraph" style:parent-style-name="Standard">
      <style:text-properties officeooo:rsid="027fb13b" officeooo:paragraph-rsid="027fb13b"/>
    </style:style>
    <style:style style:name="P5" style:family="paragraph" style:parent-style-name="Standard">
      <style:text-properties officeooo:rsid="0161a6dd" officeooo:paragraph-rsid="0161a6dd"/>
    </style:style>
    <style:style style:name="P6" style:family="paragraph" style:parent-style-name="Standard">
      <style:text-properties officeooo:rsid="02976c7a" officeooo:paragraph-rsid="02976c7a"/>
    </style:style>
    <style:style style:name="P7" style:family="paragraph" style:parent-style-name="Standard">
      <style:text-properties officeooo:rsid="02f495ca" officeooo:paragraph-rsid="02d8815a"/>
    </style:style>
    <style:style style:name="P8" style:family="paragraph" style:parent-style-name="Standard">
      <style:text-properties officeooo:rsid="02d8815a" officeooo:paragraph-rsid="02d8815a"/>
    </style:style>
    <style:style style:name="P9" style:family="paragraph" style:parent-style-name="Standard">
      <style:text-properties officeooo:rsid="0312f420" officeooo:paragraph-rsid="0312f420"/>
    </style:style>
    <style:style style:name="P10" style:family="paragraph" style:parent-style-name="Standard">
      <style:text-properties officeooo:rsid="03136237" officeooo:paragraph-rsid="03136237"/>
    </style:style>
    <style:style style:name="P11" style:family="paragraph" style:parent-style-name="Standard">
      <style:text-properties officeooo:rsid="0346045b" officeooo:paragraph-rsid="0346045b"/>
    </style:style>
    <style:style style:name="P12" style:family="paragraph" style:parent-style-name="Standard">
      <style:text-properties officeooo:rsid="0353db03" officeooo:paragraph-rsid="0353db03"/>
    </style:style>
    <style:style style:name="P13" style:family="paragraph" style:parent-style-name="Standard">
      <style:text-properties officeooo:rsid="0142a162" officeooo:paragraph-rsid="0142a162"/>
    </style:style>
    <style:style style:name="P14" style:family="paragraph" style:parent-style-name="Heading_20_2">
      <style:text-properties fo:font-size="12pt" officeooo:rsid="00130a31" officeooo:paragraph-rsid="00130a31" style:font-size-asian="12pt" style:font-size-complex="12pt"/>
    </style:style>
    <style:style style:name="P15" style:family="paragraph" style:parent-style-name="Text_20_body">
      <style:text-properties officeooo:rsid="001577ca" officeooo:paragraph-rsid="001577ca"/>
    </style:style>
    <style:style style:name="P16" style:family="paragraph" style:parent-style-name="Text_20_body">
      <style:text-properties fo:font-weight="normal" officeooo:rsid="00daa607" officeooo:paragraph-rsid="00daa607" style:font-weight-asian="normal" style:font-weight-complex="normal"/>
    </style:style>
    <style:style style:name="P17" style:family="paragraph" style:parent-style-name="Text_20_body">
      <style:text-properties fo:font-weight="normal" officeooo:rsid="02b9b048" officeooo:paragraph-rsid="02b9b048" style:font-weight-asian="normal" style:font-weight-complex="normal"/>
    </style:style>
    <style:style style:name="P18" style:family="paragraph" style:parent-style-name="Text_20_body">
      <style:text-properties fo:font-weight="normal" officeooo:rsid="03878376" officeooo:paragraph-rsid="03878376" style:font-weight-asian="normal" style:font-weight-complex="normal"/>
    </style:style>
    <style:style style:name="P19" style:family="paragraph" style:parent-style-name="Text_20_body">
      <style:text-properties fo:font-weight="normal" officeooo:rsid="038af7b4" officeooo:paragraph-rsid="038af7b4" style:font-weight-asian="normal" style:font-weight-complex="normal"/>
    </style:style>
    <style:style style:name="P20" style:family="paragraph" style:parent-style-name="Text_20_body">
      <style:text-properties officeooo:paragraph-rsid="00d5a72f"/>
    </style:style>
    <style:style style:name="P21" style:family="paragraph" style:parent-style-name="Text_20_body">
      <style:text-properties officeooo:rsid="00157ea4" officeooo:paragraph-rsid="00157ea4"/>
    </style:style>
    <style:style style:name="P22" style:family="paragraph" style:parent-style-name="Text_20_body">
      <style:text-properties officeooo:rsid="01165ddc" officeooo:paragraph-rsid="01165ddc"/>
    </style:style>
    <style:style style:name="P23" style:family="paragraph" style:parent-style-name="Text_20_body">
      <style:text-properties officeooo:rsid="01176611" officeooo:paragraph-rsid="01176611"/>
    </style:style>
    <style:style style:name="P24" style:family="paragraph" style:parent-style-name="Text_20_body">
      <style:text-properties officeooo:rsid="0179c5c6" officeooo:paragraph-rsid="0179c5c6"/>
    </style:style>
    <style:style style:name="P25" style:family="paragraph" style:parent-style-name="Text_20_body">
      <style:text-properties fo:color="#000000" officeooo:rsid="01565737" officeooo:paragraph-rsid="0182854f"/>
    </style:style>
    <style:style style:name="P26" style:family="paragraph" style:parent-style-name="Text_20_body">
      <style:text-properties fo:color="#000000" fo:font-weight="bold" officeooo:rsid="01d9e4ce" officeooo:paragraph-rsid="01d9e4ce" style:font-weight-asian="bold" style:font-weight-complex="bold"/>
    </style:style>
    <style:style style:name="P27" style:family="paragraph" style:parent-style-name="Text_20_body">
      <style:text-properties fo:color="#000000" fo:font-weight="bold" officeooo:rsid="026c292f" officeooo:paragraph-rsid="026c292f" style:font-weight-asian="bold" style:font-weight-complex="bold"/>
    </style:style>
    <style:style style:name="P28" style:family="paragraph" style:parent-style-name="Text_20_body">
      <style:text-properties fo:color="#000000" fo:font-weight="bold" officeooo:rsid="02750337" officeooo:paragraph-rsid="02750337" style:font-weight-asian="bold" style:font-weight-complex="bold"/>
    </style:style>
    <style:style style:name="P29" style:family="paragraph" style:parent-style-name="Text_20_body">
      <style:text-properties fo:color="#000000" fo:font-weight="bold" officeooo:rsid="027a4339" officeooo:paragraph-rsid="027a4339" style:font-weight-asian="bold" style:font-weight-complex="bold"/>
    </style:style>
    <style:style style:name="P30" style:family="paragraph" style:parent-style-name="Text_20_body">
      <style:text-properties fo:color="#000000" fo:font-weight="bold" officeooo:rsid="02cab56e" officeooo:paragraph-rsid="033a551e" style:font-weight-asian="bold" style:font-weight-complex="bold"/>
    </style:style>
    <style:style style:name="P31" style:family="paragraph" style:parent-style-name="Text_20_body">
      <style:text-properties fo:color="#000000" fo:font-weight="bold" officeooo:rsid="02ca4da0" officeooo:paragraph-rsid="0343b531" style:font-weight-asian="bold" style:font-weight-complex="bold"/>
    </style:style>
    <style:style style:name="P32" style:family="paragraph" style:parent-style-name="Text_20_body">
      <style:text-properties fo:color="#000000" fo:font-weight="bold" officeooo:rsid="0343b531" officeooo:paragraph-rsid="0343b531" style:font-weight-asian="bold" style:font-weight-complex="bold"/>
    </style:style>
    <style:style style:name="P33" style:family="paragraph" style:parent-style-name="Text_20_body">
      <style:text-properties fo:color="#000000" fo:font-weight="bold" officeooo:rsid="034b5a11" officeooo:paragraph-rsid="03878376" style:font-weight-asian="bold" style:font-weight-complex="bold"/>
    </style:style>
    <style:style style:name="P34" style:family="paragraph" style:parent-style-name="Text_20_body">
      <style:text-properties fo:color="#000000" fo:font-weight="normal" officeooo:rsid="01d9e4ce" officeooo:paragraph-rsid="01d9e4ce" style:font-weight-asian="normal" style:font-weight-complex="normal"/>
    </style:style>
    <style:style style:name="P35" style:family="paragraph" style:parent-style-name="Text_20_body">
      <style:text-properties fo:color="#000000" fo:font-weight="normal" officeooo:rsid="026c292f" officeooo:paragraph-rsid="026c292f" style:font-weight-asian="normal" style:font-weight-complex="normal"/>
    </style:style>
    <style:style style:name="P36" style:family="paragraph" style:parent-style-name="Text_20_body">
      <style:text-properties fo:color="#000000" fo:font-weight="normal" officeooo:rsid="02750337" officeooo:paragraph-rsid="02750337" style:font-weight-asian="normal" style:font-weight-complex="normal"/>
    </style:style>
    <style:style style:name="P37" style:family="paragraph" style:parent-style-name="Text_20_body">
      <style:text-properties fo:color="#000000" fo:font-weight="normal" officeooo:rsid="027601c7" officeooo:paragraph-rsid="027601c7" style:font-weight-asian="normal" style:font-weight-complex="normal"/>
    </style:style>
    <style:style style:name="P38" style:family="paragraph" style:parent-style-name="Text_20_body">
      <style:text-properties fo:color="#000000" fo:font-weight="normal" officeooo:rsid="027795df" officeooo:paragraph-rsid="027795df" style:font-weight-asian="normal" style:font-weight-complex="normal"/>
    </style:style>
    <style:style style:name="P39" style:family="paragraph" style:parent-style-name="Text_20_body">
      <style:text-properties fo:color="#000000" fo:font-weight="normal" officeooo:rsid="027a4339" officeooo:paragraph-rsid="027a4339" style:font-weight-asian="normal" style:font-weight-complex="normal"/>
    </style:style>
    <style:style style:name="P40" style:family="paragraph" style:parent-style-name="Text_20_body">
      <style:text-properties fo:color="#000000" fo:font-weight="normal" officeooo:rsid="027a4339" officeooo:paragraph-rsid="028bc565" style:font-weight-asian="normal" style:font-weight-complex="normal"/>
    </style:style>
    <style:style style:name="P41" style:family="paragraph" style:parent-style-name="Text_20_body">
      <style:text-properties fo:color="#000000" fo:font-weight="normal" officeooo:rsid="026c37a4" officeooo:paragraph-rsid="026c37a4" style:font-weight-asian="normal" style:font-weight-complex="normal"/>
    </style:style>
    <style:style style:name="P42" style:family="paragraph" style:parent-style-name="Text_20_body">
      <style:text-properties fo:color="#000000" fo:font-weight="normal" officeooo:rsid="028d164b" officeooo:paragraph-rsid="028d164b" style:font-weight-asian="normal" style:font-weight-complex="normal"/>
    </style:style>
    <style:style style:name="P43" style:family="paragraph" style:parent-style-name="Text_20_body">
      <style:text-properties fo:color="#000000" fo:font-weight="normal" officeooo:rsid="034b5a11" officeooo:paragraph-rsid="03878376" style:font-weight-asian="normal" style:font-weight-complex="normal"/>
    </style:style>
    <style:style style:name="P44" style:family="paragraph" style:parent-style-name="Text_20_body">
      <style:text-properties fo:color="#000000" officeooo:paragraph-rsid="0339d922"/>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bold" officeooo:rsid="02b9b048" officeooo:paragraph-rsid="02b9b048" style:font-weight-asian="bold" style:font-weight-complex="bold"/>
    </style:style>
    <style:style style:name="P47" style:family="paragraph" style:parent-style-name="Text_20_body">
      <style:text-properties fo:font-weight="bold" officeooo:rsid="02ca4da0" officeooo:paragraph-rsid="0339d922" style:font-weight-asian="bold" style:font-weight-complex="bold"/>
    </style:style>
    <style:style style:name="P48" style:family="paragraph" style:parent-style-name="Text_20_body">
      <style:text-properties fo:font-weight="bold" officeooo:rsid="038af7b4" officeooo:paragraph-rsid="038af7b4" style:font-weight-asian="bold" style:font-weight-complex="bold"/>
    </style:style>
    <style:style style:name="P49" style:family="paragraph" style:parent-style-name="Text_20_body">
      <style:text-properties fo:color="#127622" fo:font-weight="normal" officeooo:rsid="0343b531" officeooo:paragraph-rsid="0343b531" style:font-weight-asian="normal" style:font-weight-complex="normal"/>
    </style:style>
    <style:style style:name="P50" style:family="paragraph" style:parent-style-name="Text_20_body">
      <style:text-properties officeooo:paragraph-rsid="0339d922"/>
    </style:style>
    <style:style style:name="P51" style:family="paragraph" style:parent-style-name="Text_20_body">
      <style:paragraph-properties fo:break-before="page"/>
      <style:text-properties fo:font-weight="bold" officeooo:rsid="03878376" officeooo:paragraph-rsid="03878376"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text-properties officeooo:rsid="001577ca" officeooo:paragraph-rsid="001577ca"/>
    </style:style>
    <style:style style:name="P55" style:family="paragraph" style:parent-style-name="Text_20_body" style:list-style-name="L1">
      <style:paragraph-properties fo:margin-top="0in" fo:margin-bottom="0in" loext:contextual-spacing="false"/>
      <style:text-properties officeooo:rsid="00145005" officeooo:paragraph-rsid="00145005"/>
    </style:style>
    <style:style style:name="P56" style:family="paragraph" style:parent-style-name="Text_20_body" style:list-style-name="L2">
      <style:paragraph-properties fo:margin-top="0in" fo:margin-bottom="0in" loext:contextual-spacing="false"/>
    </style:style>
    <style:style style:name="T1" style:family="text">
      <style:text-properties fo:font-weight="normal" officeooo:rsid="00c93e44" style:font-weight-asian="normal" style:font-weight-complex="normal"/>
    </style:style>
    <style:style style:name="T2" style:family="text">
      <style:text-properties fo:font-weight="normal" officeooo:rsid="00c94d8e"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2cab56e" style:font-weight-asian="bold" style:font-weight-complex="bold"/>
    </style:style>
    <style:style style:name="T5" style:family="text">
      <style:text-properties fo:font-weight="bold" officeooo:rsid="02d74a91" style:font-weight-asian="bold" style:font-weight-complex="bold"/>
    </style:style>
    <style:style style:name="T6" style:family="text">
      <style:text-properties fo:font-weight="bold" officeooo:rsid="033a551e" style:font-weight-asian="bold" style:font-weight-complex="bold"/>
    </style:style>
    <style:style style:name="T7" style:family="text">
      <style:text-properties fo:font-weight="bold" officeooo:rsid="03493b76" style:font-weight-asian="bold" style:font-weight-complex="bold"/>
    </style:style>
    <style:style style:name="T8" style:family="text">
      <style:text-properties fo:font-weight="bold" officeooo:rsid="03881acb" style:font-weight-asian="bold" style:font-weight-complex="bold"/>
    </style:style>
    <style:style style:name="T9" style:family="text">
      <style:text-properties officeooo:rsid="01176611"/>
    </style:style>
    <style:style style:name="T10" style:family="text">
      <style:text-properties officeooo:rsid="011ac468"/>
    </style:style>
    <style:style style:name="T11" style:family="text">
      <style:text-properties officeooo:rsid="0142a162"/>
    </style:style>
    <style:style style:name="T12" style:family="text">
      <style:text-properties officeooo:rsid="0157e4e6"/>
    </style:style>
    <style:style style:name="T13" style:family="text">
      <style:text-properties officeooo:rsid="0233ce5f"/>
    </style:style>
    <style:style style:name="T14" style:family="text">
      <style:text-properties officeooo:rsid="02611774"/>
    </style:style>
    <style:style style:name="T15" style:family="text">
      <style:text-properties officeooo:rsid="0273664f"/>
    </style:style>
    <style:style style:name="T16" style:family="text">
      <style:text-properties officeooo:rsid="027aeabb"/>
    </style:style>
    <style:style style:name="T17" style:family="text">
      <style:text-properties officeooo:rsid="028452e3"/>
    </style:style>
    <style:style style:name="T18" style:family="text">
      <style:text-properties officeooo:rsid="02877350"/>
    </style:style>
    <style:style style:name="T19" style:family="text">
      <style:text-properties officeooo:rsid="028bc565"/>
    </style:style>
    <style:style style:name="T20" style:family="text">
      <style:text-properties officeooo:rsid="02ad6168"/>
    </style:style>
    <style:style style:name="T21" style:family="text">
      <style:text-properties fo:font-style="italic"/>
    </style:style>
    <style:style style:name="T22" style:family="text">
      <style:text-properties fo:color="#8d281e" fo:font-weight="normal" style:font-weight-asian="normal" style:font-weight-complex="normal"/>
    </style:style>
    <style:style style:name="T23" style:family="text">
      <style:text-properties fo:color="#8d281e" fo:font-weight="normal" officeooo:rsid="0339d922" style:font-weight-asian="normal" style:font-weight-complex="normal"/>
    </style:style>
    <style:style style:name="T24" style:family="text">
      <style:text-properties fo:color="#8d281e" fo:font-weight="normal" officeooo:rsid="033deb78" style:font-weight-asian="normal" style:font-weight-complex="normal"/>
    </style:style>
    <style:style style:name="T25" style:family="text">
      <style:text-properties fo:color="#127622" fo:font-weight="normal" style:font-weight-asian="normal" style:font-weight-complex="normal"/>
    </style:style>
    <style:style style:name="T26" style:family="text">
      <style:text-properties fo:color="#127622" fo:font-weight="normal" officeooo:rsid="0339d922" style:font-weight-asian="normal" style:font-weight-complex="normal"/>
    </style:style>
    <style:style style:name="T27" style:family="text">
      <style:text-properties fo:color="#127622" fo:font-weight="normal" officeooo:rsid="02cab56e" style:font-weight-asian="normal" style:font-weight-complex="normal"/>
    </style:style>
    <style:style style:name="T28" style:family="text">
      <style:text-properties fo:color="#127622" fo:font-weight="normal" officeooo:rsid="02dfba64" style:font-weight-asian="normal" style:font-weight-complex="normal"/>
    </style:style>
    <style:style style:name="T29" style:family="text">
      <style:text-properties fo:color="#127622" fo:font-weight="normal" officeooo:rsid="02d2e0bb" style:font-weight-asian="normal" style:font-weight-complex="normal"/>
    </style:style>
    <style:style style:name="T30" style:family="text">
      <style:text-properties fo:color="#127622" fo:font-weight="normal" officeooo:rsid="03348102" style:font-weight-asian="normal" style:font-weight-complex="normal"/>
    </style:style>
    <style:style style:name="T31" style:family="text">
      <style:text-properties fo:color="#127622" fo:font-weight="normal" officeooo:rsid="033a551e" style:font-weight-asian="normal" style:font-weight-complex="normal"/>
    </style:style>
    <style:style style:name="T32" style:family="text">
      <style:text-properties fo:color="#127622" fo:font-weight="normal" officeooo:rsid="033abd14" style:font-weight-asian="normal" style:font-weight-complex="normal"/>
    </style:style>
    <style:style style:name="T33" style:family="text">
      <style:text-properties fo:color="#127622" fo:font-weight="normal" officeooo:rsid="033cce93" style:font-weight-asian="normal" style:font-weight-complex="normal"/>
    </style:style>
    <style:style style:name="T34" style:family="text">
      <style:text-properties fo:color="#127622" fo:font-weight="normal" officeooo:rsid="0343b531" style:font-weight-asian="normal" style:font-weight-complex="normal"/>
    </style:style>
    <style:style style:name="T35" style:family="text">
      <style:text-properties officeooo:rsid="02d74a91"/>
    </style:style>
    <style:style style:name="T36" style:family="text">
      <style:text-properties officeooo:rsid="033a551e"/>
    </style:style>
    <style:style style:name="T37" style:family="text">
      <style:text-properties officeooo:rsid="0346045b"/>
    </style:style>
    <style:style style:name="T38" style:family="text">
      <style:text-properties officeooo:rsid="03647762"/>
    </style:style>
    <style:style style:name="T39" style:family="text">
      <style:text-properties officeooo:rsid="036dda95"/>
    </style:style>
    <style:style style:name="T40" style:family="text">
      <style:text-properties officeooo:rsid="03743474"/>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ext: O.3.7<text:span text:style-name="T39"> LrnC++</text:span></text:p>
      <text:p text:style-name="P8"/>
      <text:p text:style-name="P4">Title: <text:span text:style-name="T40">Software Developer</text:span></text:p>
      <text:p text:style-name="P3"><text:span text:style-name="T11">Languages Used: PHP, MySQL, SQL, JavaScript, </text:span>HTML, CSS</text:p>
      <text:p text:style-name="P13"><text:span text:style-name="T20">Other</text:span>: JQuery<text:span text:style-name="T14">, Ajax, Mustache, MySQL Workbench, Linux, PuTTY, Windows</text:span></text:p>
      <text:p text:style-name="P13"/>
      <text:p text:style-name="P33">Languages</text:p>
      <text:p text:style-name="P43">C++<text:line-break/>C#<text:line-break/>Python<text:line-break/>PHP<text:line-break/>SQL<text:line-break/>JavaScript<text:line-break/>HTML<text:line-break/>CSS</text:p>
      <text:p text:style-name="P5">https://www.insperity.com/blog/overly-social-employees/</text:p>
      <text:p text:style-name="P5"/>
      <text:p text:style-name="P6">brucie</text:p>
      <text:p text:style-name="P6">budget tennis mountain lift</text:p>
      <text:p text:style-name="P6"/>
      <text:p text:style-name="P10">brucinator</text:p>
      <text:p text:style-name="P1"/>
      <text:p text:style-name="P1">Our Wiki: <text:a xlink:type="simple" xlink:href="http://poster-server/wiki/index.php/Main_Page" text:style-name="Internet_20_link" text:visited-style-name="Visited_20_Internet_20_Link">http://poster-server/wiki/index.php/Main_Page</text:a></text:p>
      <text:p text:style-name="P20"><text:span text:style-name="T1">My WIKI login</text:span><text:span text:style-name="T2"> = jasen johnston!</text:span></text:p>
      <text:p text:style-name="P16">tail -f /var/log/apache2/error.log</text:p>
      <text:p text:style-name="P2">Freeze changes on auction days</text:p>
      <text:list xml:id="list773620623" text:style-name="L1">
        <text:list-item>
          <text:p text:style-name="P55">No website changes on Tuesday, Thursday, or Friday</text:p>
        </text:list-item>
        <text:list-item>
          <text:p text:style-name="P55">If something must be changed, talk to Bruce AND Phil first</text:p>
        </text:list-item>
        <text:list-item>
          <text:p text:style-name="P52">Bruce AND Phil must be informed of all changes </text:p>
        </text:list-item>
      </text:list>
      <text:h text:style-name="P14" text:outline-level="2"><text:bookmark text:name="Backups"/>Backups</text:h>
      <text:list xml:id="list971198775" text:style-name="L2">
        <text:list-item>
          <text:p text:style-name="P56">Back-ups that fail need to be resolved as quickly as possible </text:p>
        </text:list-item>
        <text:list-item>
          <text:p text:style-name="P56">If not immediately fixable, must have a contingency plan set up immediately (such as Cherie making her own temporary manual backups) </text:p>
        </text:list-item>
        <text:list-item>
          <text:p text:style-name="P53">When the above kicks in, you must tell whoever is to implement manual backups what they are to do </text:p>
        </text:list-item>
      </text:list>
      <text:p text:style-name="P15">Forms employees use most</text:p>
      <text:list xml:id="list4171366527" text:style-name="L3">
        <text:list-item>
          <text:p text:style-name="P54">Photo-folder</text:p>
        </text:list-item>
        <text:list-item>
          <text:p text:style-name="P54">listings</text:p>
        </text:list-item>
        <text:list-item>
          <text:p text:style-name="P54">descriptions</text:p>
        </text:list-item>
      </text:list>
      <text:p text:style-name="P21">All E-mails must be set up as STARTTSL, Normal password, 192.168.0.25 143, <text:s/>192.168.0.25 587</text:p>
      <text:p text:style-name="P22"><text:span text:style-name="T3">Fix website if it's hung:</text:span> <text:span text:style-name="T9">"</text:span>systemctl restart httpd<text:span text:style-name="T9">" only if the apachee service is spawning dozens of instances</text:span></text:p>
      <text:p text:style-name="P23"><text:span text:style-name="T3">Check it for apachee service:</text:span> <text:span text:style-name="T10">"</text:span>ps -Af | grep httpd<text:span text:style-name="T10">"</text:span></text:p>
      <text:p text:style-name="P24"><text:soft-page-break/>If a bunch of errors show up in e-mail about customer something get_customers.php line 294. It can usually just be ignored. It's no big deal. In 10 years it has only needed a change maybe three times.</text:p>
      <text:p text:style-name="P25">DOM is used by other languages to<text:span text:style-name="T12"> read or</text:span> manipulate HTML and XML</text:p>
      <text:p text:style-name="P26">Shipping</text:p>
      <text:p text:style-name="P34">1a001-9z999 = Auction lot number<text:span text:style-name="T13"> format</text:span></text:p>
      <text:p text:style-name="P27">Block DDoS Attackers</text:p>
      <text:p text:style-name="P35">https://www.emovieposter.com/secure/landing.php</text:p>
      <text:p text:style-name="P37">putty emovieposter.com</text:p>
      <text:p text:style-name="P35">netstat -tuna | grep SYN_RECV<text:line-break/>Shows all the connections that have sent SYN requests<text:line-break/>If there's a single ip address on there dozens of times then they're likely attempting a syn flood attack, then just block them with…<text:line-break/>iptables -A INPUT -s 93.189.44.132 -j DROP</text:p>
      <text:p text:style-name="P41">liquidweb uses a private block and our office has 2 static addresses<text:line-break/>10.21.27.0/24<text:line-break/>24.35.238.192<text:line-break/>207.119.87.209<text:line-break/>DON'T BLOCK THOSE 3<text:span text:style-name="T15"> or anything that's us</text:span></text:p>
      <text:p text:style-name="P42">DDOS doesn't happen often enough to implement a nginx proxy thing</text:p>
      <text:p text:style-name="P42">http://rockdio.org/ayudatech/how-to-stop-small-ddos-attacks-some-basic-security-advice/</text:p>
      <text:p text:style-name="P28"><text:span text:style-name="T17">E</text:span>mail: can not add or update a child row bla bla</text:p>
      <text:p text:style-name="P28"><draw:frame draw:style-name="fr1" draw:name="Image1" text:anchor-type="paragraph" svg:width="6.8437in" svg:height="0.5937in" draw:z-index="0"><draw:image xlink:href="Pictures/100000000000029100000039B665833DBB529500.png" xlink:type="simple" xlink:show="embed" xlink:actuate="onLoad" loext:mime-type="image/png"/></draw:frame><text:line-break/></text:p>
      <text:p text:style-name="P36"/>
      <text:p text:style-name="P36">If getting this error, figure out why it's erroring and tell the office the problem and they can fix it.</text:p>
      <text:p text:style-name="P38">Typically means there is no linking data in the customer table. Check that there are no items in the sales table that are assigned to both emails then tell Lana or whoever to swap the emails.</text:p>
      <text:p text:style-name="P29">After Power Outage</text:p>
      <text:p text:style-name="P40"><text:span text:style-name="T19">F</text:span>or the server up high on the shelf <text:span text:style-name="T19">w</text:span>hen it's booting hit "S" and enter.<text:span text:style-name="T16"> Everyone's computers will be off if this one has been off since this is the one that sends the wake on lan signal to all the computers.</text:span></text:p>
      <text:p text:style-name="P39"><text:span text:style-name="T19">M</text:span>ail server ha<text:span text:style-name="T18">s</text:span> dead CMOS batteries so need their time set again.</text:p>
      <text:p text:style-name="P45">Package Types</text:p>
      <text:p text:style-name="Text_20_body">SELECT * FROM invoicing.quotes_packaging;</text:p>
      <text:p text:style-name="Text_20_body">anything with -127 for sort_order i believe is unused</text:p>
      <text:p text:style-name="P46">Delete Temporary Files on the Poster Server</text:p>
      <text:p text:style-name="P17"><text:soft-page-break/>cd <text:span text:style-name="T21">/tmp/</text:span> &amp;&amp; rm ./databases_for_replication_2019-04*</text:p>
      <text:p text:style-name="P17"/>
      <text:p text:style-name="P48">Contact Liquid Web</text:p>
      <text:p text:style-name="P19">1 800 580 4985</text:p>
      <text:p text:style-name="P19">account: 1107206</text:p>
      <text:p text:style-name="P19">passphrase: decent leopards knowingly cajoling</text:p>
      <text:p text:style-name="P51">Linux Distros</text:p>
      <text:p text:style-name="P18">Linux Mint<text:line-break/>Pop!_OS<text:line-break/>Debian<text:line-break/>Kali Linux<text:line-break/>CentOS</text:p>
      <text:p text:style-name="P47">Programs that work with Linux</text:p>
      <text:p text:style-name="P47"><text:span text:style-name="T25">G</text:span><text:span text:style-name="T26">IMP</text:span><text:span text:style-name="T28"><text:line-break/>Blender<text:line-break/></text:span><text:span text:style-name="T25">Libre Office<text:line-break/></text:span><text:span text:style-name="T27">Firefox</text:span><text:span text:style-name="T28"><text:line-break/></text:span><text:span text:style-name="T27">Open Broadcaster Software</text:span><text:span text:style-name="T28"><text:line-break/></text:span><text:span text:style-name="T30">Godot</text:span><text:span text:style-name="T26"> (Alternative to Unity)<text:line-break/></text:span><text:span text:style-name="T32">QT Creator, Eclipse, MonoDevelop (Alternatives for Visual Studio)</text:span><text:span text:style-name="T26"><text:line-break/></text:span><text:span text:style-name="T31">Notepadqq (Alternative to Notepad++)</text:span><text:span text:style-name="T26"><text:line-break/></text:span><text:span text:style-name="T27">LMMS (Alternative to FL Studio)</text:span><text:span text:style-name="T26"><text:line-break/></text:span><text:span text:style-name="T27">EasyTether<text:line-break/></text:span><text:span text:style-name="T22">Unity (Some problems</text:span><text:span text:style-name="T23">. Should be more stable after version 2019.3 release</text:span><text:span text:style-name="T22">)</text:span></text:p>
      <text:p text:style-name="P30"><text:span text:style-name="T36">Games</text:span> <text:span text:style-name="T35">t</text:span>hat work with Linux</text:p>
      <text:p text:style-name="P31"><text:span text:style-name="T29">Higan</text:span><text:span text:style-name="T26"> (Alternative to SNESGT)<text:line-break/></text:span><text:span text:style-name="T33">Terraria<text:line-break/></text:span><text:span text:style-name="T34">Minecraft</text:span></text:p>
      <text:p text:style-name="P32">Miscelaneous</text:p>
      <text:p text:style-name="P49">Python for scripts</text:p>
      <text:p text:style-name="P44"><text:span text:style-name="T6">Games</text:span><text:span text:style-name="T4"> </text:span><text:span text:style-name="T5">t</text:span><text:span text:style-name="T4">hat </text:span><text:span text:style-name="T7">don't run natively</text:span><text:span text:style-name="T4"> </text:span><text:span text:style-name="T7">on </text:span><text:span text:style-name="T4">Linux</text:span><text:span text:style-name="T8"> or at all</text:span></text:p>
      <text:p text:style-name="P50"><text:span text:style-name="T23">Guild Wars 2<text:line-break/>The Witcher 3<text:line-break/></text:span><text:span text:style-name="T24">PUB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8:54:37.402000000</meta:creation-date>
    <meta:generator>LibreOffice/6.1.4.2$Windows_X86_64 LibreOffice_project/9d0f32d1f0b509096fd65e0d4bec26ddd1938fd3</meta:generator>
    <dc:date>2019-09-23T09:52:20.508000000</dc:date>
    <meta:editing-duration>P36DT14H52S</meta:editing-duration>
    <meta:editing-cycles>724</meta:editing-cycles>
    <meta:document-statistic meta:table-count="0" meta:image-count="1" meta:object-count="0" meta:page-count="4" meta:paragraph-count="65" meta:word-count="589" meta:character-count="3710" meta:non-whitespace-character-count="3188"/>
  </office:meta>
</office:document-meta>
</file>